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33E000002F855B19A735DCBDE24.png" manifest:media-type="image/png"/>
  <manifest:file-entry manifest:full-path="Pictures/1000020100000347000002F80EAEB50E2E279007.png" manifest:media-type="image/png"/>
  <manifest:file-entry manifest:full-path="Pictures/100002010000033E000002F809792B02BF42CC1E.png" manifest:media-type="image/png"/>
  <manifest:file-entry manifest:full-path="Pictures/1000020100000347000002F83D7D664FDF1EDD84.png" manifest:media-type="image/png"/>
  <manifest:file-entry manifest:full-path="Pictures/100002010000033E000002F8B653DBA682343FA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draw:frame draw:style-name="gr1" draw:text-style-name="P2" draw:layer="layout" svg:width="21.959cm" svg:height="20.107cm" svg:x="3.021cm" svg:y="0.447cm">
          <draw:image xlink:href="Pictures/100002010000033E000002F855B19A735DCBDE2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2.198cm" svg:height="20.107cm" svg:x="2.901cm" svg:y="0.447cm">
          <draw:image xlink:href="Pictures/1000020100000347000002F80EAEB50E2E27900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1.959cm" svg:height="20.107cm" svg:x="3.021cm" svg:y="0.447cm">
          <draw:image xlink:href="Pictures/100002010000033E000002F809792B02BF42CC1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1.959cm" svg:height="20.107cm" svg:x="3.021cm" svg:y="0.447cm">
          <draw:image xlink:href="Pictures/100002010000033E000002F8B653DBA682343FA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1" draw:text-style-name="P2" draw:layer="layout" svg:width="22.198cm" svg:height="20.107cm" svg:x="2.901cm" svg:y="0.447cm">
          <draw:image xlink:href="Pictures/1000020100000347000002F83D7D664FDF1EDD8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1T19:46:36.208000000</meta:creation-date>
    <dc:date>2015-10-21T19:49:12.076000000</dc:date>
    <meta:editing-duration>PT2M38S</meta:editing-duration>
    <meta:editing-cycles>1</meta:editing-cycles>
    <meta:document-statistic meta:object-count="46"/>
    <meta:generator>LibreOffice/5.0.2.2$Windows_x86 LibreOffice_project/37b43f919e4de5eeaca9b9755ed688758a8251fe</meta:generator>
  </office:meta>
</office:document-meta>
</file>